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587a1"/>
    </style:style>
    <style:style style:name="P2" style:family="paragraph" style:parent-style-name="Heading_20_2">
      <style:text-properties officeooo:paragraph-rsid="000ee602"/>
    </style:style>
    <style:style style:name="P3" style:family="paragraph" style:parent-style-name="Text_20_body">
      <style:text-properties officeooo:paragraph-rsid="000ee602"/>
    </style:style>
    <style:style style:name="P4" style:family="paragraph" style:parent-style-name="Text_20_body">
      <style:text-properties officeooo:paragraph-rsid="001002bc"/>
    </style:style>
    <style:style style:name="P5" style:family="paragraph" style:parent-style-name="Text_20_body">
      <style:text-properties officeooo:paragraph-rsid="001020a1"/>
    </style:style>
    <style:style style:name="P6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02bc"/>
    </style:style>
    <style:style style:name="T4" style:family="text">
      <style:text-properties officeooo:rsid="0012af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">SUCCESS:<text:tab/></text:span>What are you proud of ? <text:line-break/><text:tab/><text:tab/>(<text:span text:style-name="T1">It's not bragging if you've done it and bragging is a lost art). </text:span></text:h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h text:style-name="Heading_20_2" text:outline-level="2"><text:span text:style-name="T2">ENERGY: <text:s/></text:span><text:tab/>What energized you and what drained you ?<text:span text:style-name="T1"> (Your next level of success is held back by the people, places and habits that are draining you of energy). </text:span></text:h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h text:style-name="P1" text:outline-level="2"><text:span text:style-name="T2">GROWTH:<text:tab/></text:span><text:tab/>How did you grow ?</text:h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h text:style-name="P1" text:outline-level="2"><text:soft-page-break/><text:span text:style-name="T2">FEAR: <text:s/></text:span>What scare<text:span text:style-name="T4">s </text:span>you <text:span text:style-name="T3">and what are you scared of</text:span> ? <text:span text:style-name="T1">(Fear is often a mask for desire. Did you let it hold you back, or did you move ahead anyway?)</text:span></text:h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4">. . . . . . . . . . . . . . . . . . . . . . . . .. . . . . . . . . . . . . . . . . . . . . . . . .. . . . . . . . . . </text:p>
      <text:p text:style-name="P4">. . . . . . . . . . . . . . . . . . . . . . . . .. . . . . . . . . . . . . . . . . . . . . . . . .. . . . . . . . . . </text:p>
      <text:h text:style-name="P2" text:outline-level="2"><text:span text:style-name="T2">CONFIDENCE:</text:span><text:tab/>What are you most confident about in this current moment?</text:h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h text:style-name="P2" text:outline-level="2"><text:span text:style-name="T2">EXCITEMENT:</text:span><text:tab/>What are you excited for ? </text:h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3">. . . . . . . . . . . . . . . . . . . . . . . . .. . . . . . . . . . . . . . . . . . . . . . . . .. . . . . . . . . . </text:p>
      <text:p text:style-name="P5">. . . . . . . . . . . . . . . . . . . . . . . . .. . . . . . . . . . . . . . . . . . . . . . . . .. . . . . . . . . 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style:contextual-spacing="false" fo:line-height="100%" fo:text-align="center" style:justify-single-word="false" style:page-number="auto"/>
      <style:text-properties style:font-name="Gondola SD" fo:font-family="'Gondola SD'" style:font-style-name="Regular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01cm" fo:margin-bottom="0.499cm" style:contextual-spacing="false" fo:line-height="100%" fo:text-align="start" style:justify-single-word="false"/>
      <style:text-properties style:font-name="Chantelli Antiqua" fo:font-family="'Chantelli Antiqua'" style:font-style-name="Bold" style:font-pitch="variable" fo:font-size="12pt" fo:font-weight="normal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>
          <style:column-sep style:width="0.009cm" style:color="#999999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#eeeeee" style:dynamic-spacing="false" draw:fill="solid" draw:fill-color="#eeeeee" draw:opacity="100%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REVIEW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7T13:26:14.021067900</dc:date>
    <meta:editing-duration>PT36M33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2773" meta:character-count="5978" meta:non-whitespace-character-count="3201"/>
  </office:meta>
</office:document-meta>
</file>